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loext:decorative="false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loext:decorative="false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loext:decorative="false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loext:decorative="false"/>
    </style:style>
    <style:style style:name="gr9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loext:decorative="false"/>
    </style:style>
    <style:style style:name="gr10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P1" style:family="paragraph">
      <style:paragraph-properties fo:text-align="center"/>
      <style:text-properties fo:font-size="18pt" fo:font-weight="normal"/>
    </style:style>
    <style:style style:name="P2" style:family="paragraph">
      <loext:graphic-properties draw:fill-color="#ffffff"/>
      <style:paragraph-properties fo:text-align="center"/>
      <style:text-properties style:font-name="맑은 고딕1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8pt" fo:font-weight="normal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7" style:family="paragraph">
      <style:paragraph-properties fo:text-align="center"/>
      <style:text-properties fo:font-size="5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5pt" fo:font-weight="bold" style:font-weight-asian="bold" style:font-weight-complex="bold"/>
    </style:style>
    <style:style style:name="P9" style:family="paragraph">
      <loext:graphic-properties draw:fill="none"/>
    </style:style>
    <style:style style:name="T1" style:family="text">
      <style:text-properties style:font-name="맑은 고딕1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T3" style:family="text">
      <style:text-properties fo:font-size="5pt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bold" style:letter-kerning="true" style:font-name-asian="맑은 고딕1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2.75cm" svg:height="0.5cm" draw:transform="skewX (-0.00593411945678072) rotate (0.0010471975511966) translate (2.499cm 0.006cm)">
          <text:p text:style-name="P1"><text:span text:style-name="T1">TO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997cm" svg:height="0.5cm" draw:transform="skewX (-0.00593411945678072) rotate (0.0010471975511966) translate (2.499cm 0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496cm" svg:height="0.5cm" draw:transform="skewX (-0.00593411945678072) rotate (0.00139626340159546) translate (1cm 0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499cm" svg:height="0.5cm" draw:transform="skewX (-0.00593411945678072) rotate (0.0010471975511966) translate (0.997cm 0.002cm)">
          <text:p text:style-name="P5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75cm" svg:height="0.5cm" draw:transform="skewX (-0.00593411945678072) rotate (0.0010471975511966) translate (5.249cm 0.002cm)">
          <text:p text:style-name="P7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247cm" svg:height="0.5cm" draw:transform="skewX (-0.00593411945678072) rotate (0.0010471975511966) translate (6.999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499cm" svg:height="0.5cm" draw:transform="skewX (-0.00593411945678072) rotate (0.0010471975511966) translate (9.25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5cm" draw:transform="skewX (-0.00593411945678072) rotate (0.0010471975511966) translate (10.749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499cm" svg:height="0.5cm" draw:transform="skewX (-0.00593411945678072) rotate (0.0010471975511966) translate (12.747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249cm" svg:height="0.5cm" draw:transform="skewX (-0.00593411945678072) rotate (0.0010471975511966) translate (14.25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502cm" svg:height="0.489cm" svg:x="0.998cm" svg:y="0.5cm">
          <draw:text-box>
            <text:p><text:span text:style-name="T4">Screen Pa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4T08:50:13.054000000</dc:date>
    <meta:editing-duration>PT4H8M7S</meta:editing-duration>
    <meta:editing-cycles>11</meta:editing-cycles>
    <meta:document-statistic meta:object-count="11"/>
  </office:meta>
</office:document-meta>
</file>